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8.1013"/>
          <table:table-cell office:value-type="float" office:value="13.23"/>
          <table:table-cell office:value-type="float" office:value="11.8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182.0"/>
          <table:table-cell office:value-type="float" office:value="169655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8.33577"/>
          <table:table-cell office:value-type="float" office:value="3.382"/>
          <table:table-cell office:value-type="float" office:value="1.92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23.0"/>
          <table:table-cell office:value-type="float" office:value="52056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5.9162"/>
          <table:table-cell office:value-type="float" office:value="1.59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14.0"/>
          <table:table-cell office:value-type="float" office:value="211558.0"/>
          <table:table-cell office:value-type="float" office:value="816030.0"/>
          <table:table-cell office:value-type="float" office:value="191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5.1255"/>
          <table:table-cell office:value-type="float" office:value="10.193"/>
          <table:table-cell office:value-type="float" office:value="8.7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21412.0"/>
          <table:table-cell office:value-type="float" office:value="214005.0"/>
          <table:table-cell office:value-type="float" office:value="212058.0"/>
          <table:table-cell office:value-type="float" office:value="817571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9.17405"/>
          <table:table-cell office:value-type="float" office:value="4.242"/>
          <table:table-cell office:value-type="float" office:value="2.78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79.0"/>
          <table:table-cell office:value-type="float" office:value="75924.0"/>
          <table:table-cell office:value-type="float" office:value="212058.0"/>
          <table:table-cell office:value-type="float" office:value="817571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6.12149"/>
          <table:table-cell office:value-type="float" office:value="1.56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676.0"/>
          <table:table-cell office:value-type="float" office:value="211558.0"/>
          <table:table-cell office:value-type="float" office:value="816031.0"/>
          <table:table-cell office:value-type="float" office:value="191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8.4551"/>
          <table:table-cell office:value-type="float" office:value="13.429"/>
          <table:table-cell office:value-type="float" office:value="11.96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75.0"/>
          <table:table-cell office:value-type="float" office:value="290872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10.4517"/>
          <table:table-cell office:value-type="float" office:value="5.485"/>
          <table:table-cell office:value-type="float" office:value="4.02"/>
          <table:table-cell office:value-type="float" office:value="1.0"/>
          <table:table-cell office:value-type="float" office:value="0.0"/>
          <table:table-cell office:value-type="float" office:value="42.0"/>
          <table:table-cell office:value-type="float" office:value="8658.0"/>
          <table:table-cell office:value-type="float" office:value="117226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6.12986"/>
          <table:table-cell office:value-type="float" office:value="1.905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5.0"/>
          <table:table-cell office:value-type="float" office:value="6861.0"/>
          <table:table-cell office:value-type="float" office:value="211558.0"/>
          <table:table-cell office:value-type="float" office:value="816030.0"/>
          <table:table-cell office:value-type="float" office:value="191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3.7485"/>
          <table:table-cell office:value-type="float" office:value="8.785"/>
          <table:table-cell office:value-type="float" office:value="7.33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740.0"/>
          <table:table-cell office:value-type="float" office:value="173618.0"/>
          <table:table-cell office:value-type="float" office:value="212058.0"/>
          <table:table-cell office:value-type="float" office:value="817570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16.245"/>
          <table:table-cell office:value-type="float" office:value="11.4"/>
          <table:table-cell office:value-type="float" office:value="9.8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94.0"/>
          <table:table-cell office:value-type="float" office:value="196156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6.1318"/>
          <table:table-cell office:value-type="float" office:value="1.666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4274.0"/>
          <table:table-cell office:value-type="float" office:value="211558.0"/>
          <table:table-cell office:value-type="float" office:value="816030.0"/>
          <table:table-cell office:value-type="float" office:value="191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2.0063"/>
          <table:table-cell office:value-type="float" office:value="57.1"/>
          <table:table-cell office:value-type="float" office:value="55.6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158486.0"/>
          <table:table-cell office:value-type="float" office:value="1299597.0"/>
          <table:table-cell office:value-type="float" office:value="212058.0"/>
          <table:table-cell office:value-type="float" office:value="817571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8.39495"/>
          <table:table-cell office:value-type="float" office:value="3.423"/>
          <table:table-cell office:value-type="float" office:value="1.94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197.0"/>
          <table:table-cell office:value-type="float" office:value="56320.0"/>
          <table:table-cell office:value-type="float" office:value="212058.0"/>
          <table:table-cell office:value-type="float" office:value="817571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792.0"/>
          <table:table-cell office:value-type="float" office:value="364155.0"/>
          <table:table-cell office:value-type="float" office:value="324241.0"/>
          <table:table-cell office:value-type="float" office:value="229311.0"/>
          <table:table-cell office:value-type="float" office:value="44955.0"/>
          <table:table-cell office:value-type="float" office:value="500.0"/>
          <table:table-cell office:value-type="float" office:value="6.28588"/>
          <table:table-cell office:value-type="float" office:value="1.919"/>
          <table:table-cell office:value-type="float" office:value="0.74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594.0"/>
          <table:table-cell office:value-type="float" office:value="12005.0"/>
          <table:table-cell office:value-type="float" office:value="211558.0"/>
          <table:table-cell office:value-type="float" office:value="816031.0"/>
          <table:table-cell office:value-type="float" office:value="1912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912.0"/>
          <table:table-cell office:value-type="float" office:value="363849.0"/>
          <table:table-cell office:value-type="float" office:value="323935.0"/>
          <table:table-cell office:value-type="float" office:value="230937.0"/>
          <table:table-cell office:value-type="float" office:value="48287.0"/>
          <table:table-cell office:value-type="float" office:value="50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9.83806"/>
          <table:table-cell office:value-type="float" office:value="4.883"/>
          <table:table-cell office:value-type="float" office:value="3.32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611.0"/>
          <table:table-cell office:value-type="float" office:value="87580.0"/>
          <table:table-cell office:value-type="float" office:value="241180.0"/>
          <table:table-cell office:value-type="float" office:value="927400.0"/>
          <table:table-cell office:value-type="float" office:value="203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7.57876"/>
          <table:table-cell office:value-type="float" office:value="2.853"/>
          <table:table-cell office:value-type="float" office:value="1.1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054.0"/>
          <table:table-cell office:value-type="float" office:value="25891.0"/>
          <table:table-cell office:value-type="float" office:value="241180.0"/>
          <table:table-cell office:value-type="float" office:value="927400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6.01968"/>
          <table:table-cell office:value-type="float" office:value="1.762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2478.0"/>
          <table:table-cell office:value-type="float" office:value="240680.0"/>
          <table:table-cell office:value-type="float" office:value="925860.0"/>
          <table:table-cell office:value-type="float" office:value="204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4.5845"/>
          <table:table-cell office:value-type="float" office:value="9.684"/>
          <table:table-cell office:value-type="float" office:value="8.21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830.0"/>
          <table:table-cell office:value-type="float" office:value="204648.0"/>
          <table:table-cell office:value-type="float" office:value="241180.0"/>
          <table:table-cell office:value-type="float" office:value="927400.0"/>
          <table:table-cell office:value-type="float" office:value="204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11.2319"/>
          <table:table-cell office:value-type="float" office:value="6.539"/>
          <table:table-cell office:value-type="float" office:value="4.78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979.0"/>
          <table:table-cell office:value-type="float" office:value="159851.0"/>
          <table:table-cell office:value-type="float" office:value="241180.0"/>
          <table:table-cell office:value-type="float" office:value="927400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6.01596"/>
          <table:table-cell office:value-type="float" office:value="1.824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4259.0"/>
          <table:table-cell office:value-type="float" office:value="240680.0"/>
          <table:table-cell office:value-type="float" office:value="925860.0"/>
          <table:table-cell office:value-type="float" office:value="204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2.7465"/>
          <table:table-cell office:value-type="float" office:value="7.832"/>
          <table:table-cell office:value-type="float" office:value="6.14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16939.0"/>
          <table:table-cell office:value-type="float" office:value="144799.0"/>
          <table:table-cell office:value-type="float" office:value="241180.0"/>
          <table:table-cell office:value-type="float" office:value="927401.0"/>
          <table:table-cell office:value-type="float" office:value="20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10.8341"/>
          <table:table-cell office:value-type="float" office:value="5.902"/>
          <table:table-cell office:value-type="float" office:value="4.17"/>
          <table:table-cell office:value-type="float" office:value="1.0"/>
          <table:table-cell office:value-type="float" office:value="0.0"/>
          <table:table-cell office:value-type="float" office:value="34.0"/>
          <table:table-cell office:value-type="float" office:value="7223.0"/>
          <table:table-cell office:value-type="float" office:value="140243.0"/>
          <table:table-cell office:value-type="float" office:value="241180.0"/>
          <table:table-cell office:value-type="float" office:value="927401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6.22009"/>
          <table:table-cell office:value-type="float" office:value="1.945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6106.0"/>
          <table:table-cell office:value-type="float" office:value="240680.0"/>
          <table:table-cell office:value-type="float" office:value="925861.0"/>
          <table:table-cell office:value-type="float" office:value="204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2.0281"/>
          <table:table-cell office:value-type="float" office:value="27.069"/>
          <table:table-cell office:value-type="float" office:value="25.3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2778.0"/>
          <table:table-cell office:value-type="float" office:value="581930.0"/>
          <table:table-cell office:value-type="float" office:value="241180.0"/>
          <table:table-cell office:value-type="float" office:value="927402.0"/>
          <table:table-cell office:value-type="float" office:value="20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13.4088"/>
          <table:table-cell office:value-type="float" office:value="8.703"/>
          <table:table-cell office:value-type="float" office:value="7.04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24075.0"/>
          <table:table-cell office:value-type="float" office:value="173010.0"/>
          <table:table-cell office:value-type="float" office:value="241180.0"/>
          <table:table-cell office:value-type="float" office:value="927402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6.12676"/>
          <table:table-cell office:value-type="float" office:value="1.862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3559.0"/>
          <table:table-cell office:value-type="float" office:value="240680.0"/>
          <table:table-cell office:value-type="float" office:value="925862.0"/>
          <table:table-cell office:value-type="float" office:value="204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5.4738"/>
          <table:table-cell office:value-type="float" office:value="10.594"/>
          <table:table-cell office:value-type="float" office:value="8.99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5297.0"/>
          <table:table-cell office:value-type="float" office:value="134945.0"/>
          <table:table-cell office:value-type="float" office:value="241180.0"/>
          <table:table-cell office:value-type="float" office:value="927402.0"/>
          <table:table-cell office:value-type="float" office:value="202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10.2777"/>
          <table:table-cell office:value-type="float" office:value="5.56"/>
          <table:table-cell office:value-type="float" office:value="3.87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1466.0"/>
          <table:table-cell office:value-type="float" office:value="77865.0"/>
          <table:table-cell office:value-type="float" office:value="241180.0"/>
          <table:table-cell office:value-type="float" office:value="927402.0"/>
          <table:table-cell office:value-type="float" office:value="202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588.0"/>
          <table:table-cell office:value-type="float" office:value="412456.0"/>
          <table:table-cell office:value-type="float" office:value="367338.0"/>
          <table:table-cell office:value-type="float" office:value="258814.0"/>
          <table:table-cell office:value-type="float" office:value="50171.0"/>
          <table:table-cell office:value-type="float" office:value="500.0"/>
          <table:table-cell office:value-type="float" office:value="6.18202"/>
          <table:table-cell office:value-type="float" office:value="1.87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6288.0"/>
          <table:table-cell office:value-type="float" office:value="240680.0"/>
          <table:table-cell office:value-type="float" office:value="925862.0"/>
          <table:table-cell office:value-type="float" office:value="204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708.0"/>
          <table:table-cell office:value-type="float" office:value="412150.0"/>
          <table:table-cell office:value-type="float" office:value="367032.0"/>
          <table:table-cell office:value-type="float" office:value="260440.0"/>
          <table:table-cell office:value-type="float" office:value="53503.0"/>
          <table:table-cell office:value-type="float" office:value="50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3.0953"/>
          <table:table-cell office:value-type="float" office:value="8.251"/>
          <table:table-cell office:value-type="float" office:value="7.75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1388.0"/>
          <table:table-cell office:value-type="float" office:value="183998.0"/>
          <table:table-cell office:value-type="float" office:value="70700.0"/>
          <table:table-cell office:value-type="float" office:value="26939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23.2655"/>
          <table:table-cell office:value-type="float" office:value="18.288"/>
          <table:table-cell office:value-type="float" office:value="17.83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91349.0"/>
          <table:table-cell office:value-type="float" office:value="404326.0"/>
          <table:table-cell office:value-type="float" office:value="70700.0"/>
          <table:table-cell office:value-type="float" office:value="26939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3.2556"/>
          <table:table-cell office:value-type="float" office:value="0.5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887.0"/>
          <table:table-cell office:value-type="float" office:value="70450.0"/>
          <table:table-cell office:value-type="float" office:value="268627.0"/>
          <table:table-cell office:value-type="float" office:value="1328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9.47938"/>
          <table:table-cell office:value-type="float" office:value="4.602"/>
          <table:table-cell office:value-type="float" office:value="4.11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365.0"/>
          <table:table-cell office:value-type="float" office:value="138936.0"/>
          <table:table-cell office:value-type="float" office:value="70700.0"/>
          <table:table-cell office:value-type="float" office:value="26939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5.67451"/>
          <table:table-cell office:value-type="float" office:value="1.007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533.0"/>
          <table:table-cell office:value-type="float" office:value="27450.0"/>
          <table:table-cell office:value-type="float" office:value="70700.0"/>
          <table:table-cell office:value-type="float" office:value="26939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3.24916"/>
          <table:table-cell office:value-type="float" office:value="0.48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874.0"/>
          <table:table-cell office:value-type="float" office:value="70450.0"/>
          <table:table-cell office:value-type="float" office:value="268627.0"/>
          <table:table-cell office:value-type="float" office:value="132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.9851"/>
          <table:table-cell office:value-type="float" office:value="8.292"/>
          <table:table-cell office:value-type="float" office:value="7.73"/>
          <table:table-cell office:value-type="float" office:value="0.0"/>
          <table:table-cell office:value-type="float" office:value="0.0"/>
          <table:table-cell office:value-type="float" office:value="119.0"/>
          <table:table-cell office:value-type="float" office:value="31655.0"/>
          <table:table-cell office:value-type="float" office:value="155845.0"/>
          <table:table-cell office:value-type="float" office:value="70700.0"/>
          <table:table-cell office:value-type="float" office:value="269397.0"/>
          <table:table-cell office:value-type="float" office:value="127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6.37306"/>
          <table:table-cell office:value-type="float" office:value="1.628"/>
          <table:table-cell office:value-type="float" office:value="1.1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680.0"/>
          <table:table-cell office:value-type="float" office:value="41471.0"/>
          <table:table-cell office:value-type="float" office:value="70700.0"/>
          <table:table-cell office:value-type="float" office:value="269397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3.24295"/>
          <table:table-cell office:value-type="float" office:value="0.46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2.2301"/>
          <table:table-cell office:value-type="float" office:value="7.385"/>
          <table:table-cell office:value-type="float" office:value="6.87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2572.0"/>
          <table:table-cell office:value-type="float" office:value="196399.0"/>
          <table:table-cell office:value-type="float" office:value="70700.0"/>
          <table:table-cell office:value-type="float" office:value="269397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5.93449"/>
          <table:table-cell office:value-type="float" office:value="1.189"/>
          <table:table-cell office:value-type="float" office:value="0.6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191.0"/>
          <table:table-cell office:value-type="float" office:value="23027.0"/>
          <table:table-cell office:value-type="float" office:value="70700.0"/>
          <table:table-cell office:value-type="float" office:value="269397.0"/>
          <table:table-cell office:value-type="float" office:value="1280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3.20092"/>
          <table:table-cell office:value-type="float" office:value="0.45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6.41163"/>
          <table:table-cell office:value-type="float" office:value="1.765"/>
          <table:table-cell office:value-type="float" office:value="1.21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5126.0"/>
          <table:table-cell office:value-type="float" office:value="45513.0"/>
          <table:table-cell office:value-type="float" office:value="70700.0"/>
          <table:table-cell office:value-type="float" office:value="269397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9.41416"/>
          <table:table-cell office:value-type="float" office:value="4.735"/>
          <table:table-cell office:value-type="float" office:value="4.22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052.0"/>
          <table:table-cell office:value-type="float" office:value="123124.0"/>
          <table:table-cell office:value-type="float" office:value="70700.0"/>
          <table:table-cell office:value-type="float" office:value="269397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30.0"/>
          <table:table-cell office:value-type="float" office:value="123624.0"/>
          <table:table-cell office:value-type="float" office:value="109192.0"/>
          <table:table-cell office:value-type="float" office:value="79418.0"/>
          <table:table-cell office:value-type="float" office:value="15971.0"/>
          <table:table-cell office:value-type="float" office:value="250.0"/>
          <table:table-cell office:value-type="float" office:value="3.24507"/>
          <table:table-cell office:value-type="float" office:value="0.51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0.0"/>
          <table:table-cell office:value-type="float" office:value="70450.0"/>
          <table:table-cell office:value-type="float" office:value="268627.0"/>
          <table:table-cell office:value-type="float" office:value="1345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690.0"/>
          <table:table-cell office:value-type="float" office:value="123476.0"/>
          <table:table-cell office:value-type="float" office:value="109044.0"/>
          <table:table-cell office:value-type="float" office:value="80226.0"/>
          <table:table-cell office:value-type="float" office:value="17627.0"/>
          <table:table-cell office:value-type="float" office:value="25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1.411"/>
          <table:table-cell office:value-type="float" office:value="6.687"/>
          <table:table-cell office:value-type="float" office:value="5.35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19747.0"/>
          <table:table-cell office:value-type="float" office:value="125838.0"/>
          <table:table-cell office:value-type="float" office:value="195700.0"/>
          <table:table-cell office:value-type="float" office:value="755293.0"/>
          <table:table-cell office:value-type="float" office:value="180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7.32424"/>
          <table:table-cell office:value-type="float" office:value="5.058"/>
          <table:table-cell office:value-type="float" office:value="3.83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30.0"/>
          <table:table-cell office:value-type="float" office:value="100734.0"/>
          <table:table-cell office:value-type="float" office:value="195700.0"/>
          <table:table-cell office:value-type="float" office:value="755293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5.49019"/>
          <table:table-cell office:value-type="float" office:value="1.18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987.0"/>
          <table:table-cell office:value-type="float" office:value="195200.0"/>
          <table:table-cell office:value-type="float" office:value="753753.0"/>
          <table:table-cell office:value-type="float" office:value="180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9.90359"/>
          <table:table-cell office:value-type="float" office:value="5.089"/>
          <table:table-cell office:value-type="float" office:value="3.76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1535.0"/>
          <table:table-cell office:value-type="float" office:value="112753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5.37245"/>
          <table:table-cell office:value-type="float" office:value="3.19"/>
          <table:table-cell office:value-type="float" office:value="1.9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16.0"/>
          <table:table-cell office:value-type="float" office:value="53157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5.41146"/>
          <table:table-cell office:value-type="float" office:value="1.17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733.0"/>
          <table:table-cell office:value-type="float" office:value="195200.0"/>
          <table:table-cell office:value-type="float" office:value="753752.0"/>
          <table:table-cell office:value-type="float" office:value="180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9.13678"/>
          <table:table-cell office:value-type="float" office:value="4.326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828.0"/>
          <table:table-cell office:value-type="float" office:value="73123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14.3878"/>
          <table:table-cell office:value-type="float" office:value="12.116"/>
          <table:table-cell office:value-type="float" office:value="10.84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2732.0"/>
          <table:table-cell office:value-type="float" office:value="376629.0"/>
          <table:table-cell office:value-type="float" office:value="195700.0"/>
          <table:table-cell office:value-type="float" office:value="755292.0"/>
          <table:table-cell office:value-type="float" office:value="180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4.86263"/>
          <table:table-cell office:value-type="float" office:value="1.357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7237.0"/>
          <table:table-cell office:value-type="float" office:value="195200.0"/>
          <table:table-cell office:value-type="float" office:value="753752.0"/>
          <table:table-cell office:value-type="float" office:value="181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77.8207"/>
          <table:table-cell office:value-type="float" office:value="72.248"/>
          <table:table-cell office:value-type="float" office:value="69.9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43023.0"/>
          <table:table-cell office:value-type="float" office:value="853298.0"/>
          <table:table-cell office:value-type="float" office:value="195700.0"/>
          <table:table-cell office:value-type="float" office:value="755292.0"/>
          <table:table-cell office:value-type="float" office:value="180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7.31461"/>
          <table:table-cell office:value-type="float" office:value="5.008"/>
          <table:table-cell office:value-type="float" office:value="3.69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659.0"/>
          <table:table-cell office:value-type="float" office:value="99998.0"/>
          <table:table-cell office:value-type="float" office:value="195700.0"/>
          <table:table-cell office:value-type="float" office:value="755292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4.8616"/>
          <table:table-cell office:value-type="float" office:value="1.25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746.0"/>
          <table:table-cell office:value-type="float" office:value="195200.0"/>
          <table:table-cell office:value-type="float" office:value="753752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1.8657"/>
          <table:table-cell office:value-type="float" office:value="7.083"/>
          <table:table-cell office:value-type="float" office:value="5.77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9744.0"/>
          <table:table-cell office:value-type="float" office:value="202026.0"/>
          <table:table-cell office:value-type="float" office:value="195700.0"/>
          <table:table-cell office:value-type="float" office:value="755294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14.1869"/>
          <table:table-cell office:value-type="float" office:value="11.845"/>
          <table:table-cell office:value-type="float" office:value="10.67"/>
          <table:table-cell office:value-type="float" office:value="1.0"/>
          <table:table-cell office:value-type="float" office:value="0.0"/>
          <table:table-cell office:value-type="float" office:value="132.0"/>
          <table:table-cell office:value-type="float" office:value="41642.0"/>
          <table:table-cell office:value-type="float" office:value="306475.0"/>
          <table:table-cell office:value-type="float" office:value="195700.0"/>
          <table:table-cell office:value-type="float" office:value="755294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10.0"/>
          <table:table-cell office:value-type="float" office:value="336994.0"/>
          <table:table-cell office:value-type="float" office:value="299982.0"/>
          <table:table-cell office:value-type="float" office:value="212716.0"/>
          <table:table-cell office:value-type="float" office:value="42047.0"/>
          <table:table-cell office:value-type="float" office:value="500.0"/>
          <table:table-cell office:value-type="float" office:value="4.99983"/>
          <table:table-cell office:value-type="float" office:value="1.511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8696.0"/>
          <table:table-cell office:value-type="float" office:value="195200.0"/>
          <table:table-cell office:value-type="float" office:value="753754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130.0"/>
          <table:table-cell office:value-type="float" office:value="336688.0"/>
          <table:table-cell office:value-type="float" office:value="299676.0"/>
          <table:table-cell office:value-type="float" office:value="214342.0"/>
          <table:table-cell office:value-type="float" office:value="45379.0"/>
          <table:table-cell office:value-type="float" office:value="50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4.97514"/>
          <table:table-cell office:value-type="float" office:value="0.2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292.0"/>
          <table:table-cell office:value-type="float" office:value="22498.0"/>
          <table:table-cell office:value-type="float" office:value="8583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2.29969"/>
          <table:table-cell office:value-type="float" office:value="0.16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2235.0"/>
          <table:table-cell office:value-type="float" office:value="22498.0"/>
          <table:table-cell office:value-type="float" office:value="85835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2.45265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2398.0"/>
          <table:table-cell office:value-type="float" office:value="8552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5.069"/>
          <table:table-cell office:value-type="float" office:value="0.18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2762.0"/>
          <table:table-cell office:value-type="float" office:value="22498.0"/>
          <table:table-cell office:value-type="float" office:value="8583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2.32891"/>
          <table:table-cell office:value-type="float" office:value="0.25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8.0"/>
          <table:table-cell office:value-type="float" office:value="3333.0"/>
          <table:table-cell office:value-type="float" office:value="22498.0"/>
          <table:table-cell office:value-type="float" office:value="8583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2.42048"/>
          <table:table-cell office:value-type="float" office:value="0.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22398.0"/>
          <table:table-cell office:value-type="float" office:value="85527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93451"/>
          <table:table-cell office:value-type="float" office:value="0.2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29.0"/>
          <table:table-cell office:value-type="float" office:value="22498.0"/>
          <table:table-cell office:value-type="float" office:value="8583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4.76197"/>
          <table:table-cell office:value-type="float" office:value="0.1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84.0"/>
          <table:table-cell office:value-type="float" office:value="22498.0"/>
          <table:table-cell office:value-type="float" office:value="8583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2.40494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94975"/>
          <table:table-cell office:value-type="float" office:value="0.24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2544.0"/>
          <table:table-cell office:value-type="float" office:value="22498.0"/>
          <table:table-cell office:value-type="float" office:value="8583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2.34693"/>
          <table:table-cell office:value-type="float" office:value="0.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84.0"/>
          <table:table-cell office:value-type="float" office:value="22498.0"/>
          <table:table-cell office:value-type="float" office:value="8583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2.4799"/>
          <table:table-cell office:value-type="float" office:value="0.1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93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.97498"/>
          <table:table-cell office:value-type="float" office:value="0.2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55.0"/>
          <table:table-cell office:value-type="float" office:value="22498.0"/>
          <table:table-cell office:value-type="float" office:value="8583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2.40656"/>
          <table:table-cell office:value-type="float" office:value="0.25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64.0"/>
          <table:table-cell office:value-type="float" office:value="2975.0"/>
          <table:table-cell office:value-type="float" office:value="22498.0"/>
          <table:table-cell office:value-type="float" office:value="85835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58.0"/>
          <table:table-cell office:value-type="float" office:value="42988.0"/>
          <table:table-cell office:value-type="float" office:value="34730.0"/>
          <table:table-cell office:value-type="float" office:value="29210.0"/>
          <table:table-cell office:value-type="float" office:value="5164.0"/>
          <table:table-cell office:value-type="float" office:value="100.0"/>
          <table:table-cell office:value-type="float" office:value="2.40276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22398.0"/>
          <table:table-cell office:value-type="float" office:value="8552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82.0"/>
          <table:table-cell office:value-type="float" office:value="42929.0"/>
          <table:table-cell office:value-type="float" office:value="34671.0"/>
          <table:table-cell office:value-type="float" office:value="29533.0"/>
          <table:table-cell office:value-type="float" office:value="5826.0"/>
          <table:table-cell office:value-type="float" office:value="100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